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TNR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nsivity</text:p>
          </table:table-cell>
          <table:table-cell office:value-type="string" calcext:value-type="string">
            <text:p>specif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table:formula="of:=[.B5]/([.B5]+[.B6])" office:value-type="float" office:value="0.786666666666667" calcext:value-type="float">
            <text:p>0,7866666667</text:p>
          </table:table-cell>
          <table:table-cell table:formula="of:=[.B5]/([.B5]+[.C5])" office:value-type="float" office:value="0.758571428571429" calcext:value-type="float">
            <text:p>0,7585714286</text:p>
          </table:table-cell>
          <table:table-cell table:formula="of:=[.C6]/([.C6]+[.B6])" office:value-type="float" office:value="0.52" calcext:value-type="float">
            <text:p>0,52</text:p>
          </table:table-cell>
          <table:table-cell/>
          <table:table-cell table:formula="of:=2*[.D4]*[.E4]/([.D4]+[.E4])" office:value-type="float" office:value="0.772363636363636" calcext:value-type="float">
            <text:p>0,7723636364</text:p>
          </table:table-cell>
          <table:table-cell table:formula="of:=SQRT([.E4]*[.F4])" office:value-type="float" office:value="0.628058232059053" calcext:value-type="float">
            <text:p>0,6280582321</text:p>
          </table:table-cell>
        </table:table-row>
        <table:table-row table:style-name="ro1">
          <table:table-cell table:formula="of:=SUM([.B5:.C5])" office:value-type="float" office:value="700" calcext:value-type="float">
            <text:p>700</text:p>
          </table:table-cell>
          <table:table-cell office:value-type="float" office:value="531" calcext:value-type="float">
            <text:p>531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formula="of:=SUM([.B6:.C6])" office:value-type="float" office:value="300" calcext:value-type="float">
            <text:p>300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TNR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nsivity</text:p>
          </table:table-cell>
          <table:table-cell office:value-type="string" calcext:value-type="string">
            <text:p>specif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table:formula="of:=[.B20]/([.B20]+[.B21])" office:value-type="float" office:value="0.48" calcext:value-type="float">
            <text:p>0,48</text:p>
          </table:table-cell>
          <table:table-cell table:formula="of:=[.B20]/([.B20]+[.C20])" office:value-type="float" office:value="0.52" calcext:value-type="float">
            <text:p>0,52</text:p>
          </table:table-cell>
          <table:table-cell table:formula="of:=[.C21]/([.C21]+[.B21])" office:value-type="float" office:value="0.758571428571429" calcext:value-type="float">
            <text:p>0,7585714286</text:p>
          </table:table-cell>
          <table:table-cell/>
          <table:table-cell table:formula="of:=2*[.D19]*[.E19]/([.D19]+[.E19])" office:value-type="float" office:value="0.4992" calcext:value-type="float">
            <text:p>0,4992</text:p>
          </table:table-cell>
          <table:table-cell table:formula="of:=SQRT([.E19]*[.F19])" office:value-type="float" office:value="0.628058232059053" calcext:value-type="float">
            <text:p>0,6280582321</text:p>
          </table:table-cell>
        </table:table-row>
        <table:table-row table:style-name="ro1">
          <table:table-cell table:formula="of:=SUM([.B20:.C20])" office:value-type="float" office:value="300" calcext:value-type="float">
            <text:p>300</text:p>
          </table:table-cell>
          <table:table-cell table:formula="of:=[.C6]" office:value-type="float" office:value="156" calcext:value-type="float">
            <text:p>156</text:p>
          </table:table-cell>
          <table:table-cell table:formula="of:=[.B6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formula="of:=SUM([.B21:.C21])" office:value-type="float" office:value="700" calcext:value-type="float">
            <text:p>700</text:p>
          </table:table-cell>
          <table:table-cell table:formula="of:=[.C5]" office:value-type="float" office:value="169" calcext:value-type="float">
            <text:p>169</text:p>
          </table:table-cell>
          <table:table-cell table:formula="of:=[.B5]" office:value-type="float" office:value="531" calcext:value-type="float">
            <text:p>5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30:03.778838263</meta:creation-date>
    <dc:date>2017-01-26T16:01:32.077786009</dc:date>
    <meta:editing-duration>PT11M7S</meta:editing-duration>
    <meta:editing-cycles>2</meta:editing-cycles>
    <meta:generator>LibreOffice/5.1.4.2$Linux_X86_64 LibreOffice_project/10m0$Build-2</meta:generator>
    <meta:document-statistic meta:table-count="1" meta:cell-count="44" meta:object-count="0"/>
  </office:meta>
</office:document-meta>
</file>